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4pt" style:font-size-asian="24pt" style:font-size-complex="24pt"/>
    </style:style>
    <style:style style:name="P3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fo:color="#98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color="#98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fo:color="#980000"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color="#980000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fo:color="#98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3" style:family="text">
      <style:text-properties fo:color="#98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980000" fo:font-size="12pt" style:font-size-asian="12pt" style:font-size-complex="12pt"/>
    </style:style>
    <style:style style:name="T5" style:family="text">
      <style:text-properties fo:color="#98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rmure de L'imperium</text:span></text:p>
      <text:p text:style-name="P2"/>
      <text:p text:style-name="P1"><text:span text:style-name="T6">Armures :</text:span></text:p>
      <text:p text:style-name="P3"/>
      <text:p text:style-name="P1"><text:span text:style-name="T2">Armure en <text:s/>Bronze :</text:span><text:span text:style-name="T7">Est une armure de couleure orange-marron, de basse qualité, et ne coûte presque rien vus la quantité abondante de bronze dans les mines.</text:span></text:p>
      <text:p text:style-name="P1"><text:span text:style-name="T7">Presque tous les forgerons en fabriques.</text:span></text:p>
      <text:p text:style-name="P4"/>
      <text:p text:style-name="P4"/>
      <text:p text:style-name="P1"><text:span text:style-name="T8"><text:s/></text:span></text:p>
      <text:p text:style-name="P1"><text:span text:style-name="T2">Armure en Fer :</text:span><text:span text:style-name="T4"> </text:span><text:span text:style-name="T7">Est une armure de couleur argenté elle est de basse qualité et se trouve dans à peu près toute les forges.</text:span></text:p>
      <text:p text:style-name="P1"><text:span text:style-name="T7">Elle ne coûte pas cher dû à sa grande quantité.</text:span></text:p>
      <text:p text:style-name="P4"/>
      <text:p text:style-name="P4"/>
      <text:p text:style-name="P6"/>
      <text:p text:style-name="P1"><text:span text:style-name="T2">Armure en Métazalite :</text:span><text:span text:style-name="T4"> </text:span><text:span text:style-name="T7">Est une armure de couleur blanche elle se trouve dans toutes les forges, sa grande quantité et sa basse qualité font qu'elle ne coûte pas très cher.</text:span></text:p>
      <text:p text:style-name="P4"/>
      <text:p text:style-name="P4"/>
      <text:p text:style-name="P4"/>
      <text:p text:style-name="P1"><text:span text:style-name="T2">Armure en </text:span><text:span text:style-name="T5">Nyeomelane : </text:span><text:span text:style-name="T7">Est une armure bleuté de moyenne qualité, elle ne coûte pas très chère car le Nyeomelane n’est pas difficile à trouver en grotte.</text:span></text:p>
      <text:p text:style-name="P5"/>
      <text:p text:style-name="P5"/>
      <text:p text:style-name="P7"/>
      <text:p text:style-name="P1"><text:span text:style-name="T2">Armure en <text:s/>Olirine : <text:s/></text:span><text:span text:style-name="T7">Armure de qualité moyenne c'est une armure de base pour soldat qui veut une équipement convenable </text:span></text:p>
      <text:p text:style-name="P4"/>
      <text:p text:style-name="P6"/>
      <text:p text:style-name="P1"><text:soft-page-break/><text:span text:style-name="T2">Armure en <text:s/>Gismarge : </text:span><text:span text:style-name="T7">Armure de bonne qualiter superieure a </text:span><text:span text:style-name="T9">l’Olirine</text:span><text:span text:style-name="T7"> que le retrouve un peu partout sa couleure d’un sombre comme la nuit sans étoile </text:span></text:p>
      <text:p text:style-name="P4"/>
      <text:p text:style-name="P4"/>
      <text:p text:style-name="P1"><text:span text:style-name="T2">Armure en </text:span><text:span text:style-name="T5">Acier</text:span><text:span text:style-name="T4"> : </text:span><text:span text:style-name="T7">Armure fait par l'alliage du fer et du </text:span><text:span text:style-name="T9">Gismarge</text:span><text:span text:style-name="T7"> de bonne qualité son prix est assez élevé <text:s/></text:span></text:p>
      <text:p text:style-name="P8"/>
      <text:p text:style-name="P8"/>
      <text:p text:style-name="P8"/>
      <text:p text:style-name="P8"/>
      <text:p text:style-name="P1"><text:span text:style-name="T2">Armure en Orichalque</text:span><text:span text:style-name="T3"> : </text:span><text:span text:style-name="T7">Est un armure cyan, de très haute qualitée.</text:span></text:p>
      <text:p text:style-name="P1"><text:span text:style-name="T7">Son prix est inestimable, seul les grands soldats ou les famille royale pourrait s’en procurer. </text:span></text:p>
      <text:p text:style-name="P4"/>
      <text:p text:style-name="P4"/>
      <text:p text:style-name="P4"/>
      <text:p text:style-name="P1"><text:span text:style-name="T2">Armure Scolaïte céruléenne</text:span><text:span text:style-name="T3"> : </text:span><text:span text:style-name="T7">Est une armure d’entraînement, avec une couleure semblable à celle du fer.</text:span></text:p>
      <text:p text:style-name="P1"><text:span text:style-name="T7">Le prix est faible.</text:span></text:p>
      <text:p text:style-name="P9"/>
      <text:p text:style-name="P9"/>
      <text:p text:style-name="P9"/>
      <text:p text:style-name="P1"><text:span text:style-name="T2">Armure en Andeplite</text:span><text:span text:style-name="T3"> :</text:span><text:span text:style-name="T4"> </text:span><text:span text:style-name="T7">Est une armure de couleure argentée, surtout utilisé par les mineurs pour travailler et se protéger de </text:span><text:span text:style-name="T9">l’Urmon</text:span><text:span text:style-name="T7"> et très peu utilisé pour la guerre.</text:span></text:p>
      <text:p text:style-name="P1"><text:span text:style-name="T7">Son prix est moyen.</text:span></text:p>
      <text:p text:style-name="P9"/>
      <text:p text:style-name="P1"><text:span text:style-name="T2">Armure en Vaeomium:</text:span><text:span text:style-name="T8"> </text:span><text:span text:style-name="T7">Armure de bonne qualité souvent utilisé par les débutant sont prix est assez faible .</text:span></text:p>
      <text:p text:style-name="P9"/>
      <text:p text:style-name="P9"/>
      <text:p text:style-name="P9"/>
      <text:p text:style-name="P1"><text:span text:style-name="T2">Armure en Nelbdenite</text:span><text:span text:style-name="T4">: </text:span><text:span text:style-name="T7">Armure de très haut niveau de couleure rouge noirâtre n'a d'égale que sa force de protection seul les personne qui on une bourse extremement eleves peuvent se la payer .</text:span></text:p>
      <text:p text:style-name="P9"><text:soft-page-break/></text:p>
      <text:p text:style-name="P9"/>
      <text:p text:style-name="P1"><text:span text:style-name="T2">Armure en Primium:</text:span><text:span text:style-name="T7"> Est une armure de très haute qualité, elle est résistante à la magie et la dissipe, elle est aussi résistante qu’une armure en acier.</text:span></text:p>
      <text:p text:style-name="P1"><text:span text:style-name="T7">Son prix est très élevés au vu de son extrême rareté.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8854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2" meta:word-count="366" meta:character-count="2069" meta:non-whitespace-character-count="1714"/>
    <meta:generator>LibreOfficeDev/5.1.0.3$Linux_X86_64 LibreOffice_project/</meta:generator>
  </office:meta>
</office:document-meta>
</file>